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6fac1" officeooo:paragraph-rsid="0016fac1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6fac1" officeooo:paragraph-rsid="0016fac1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6fac1" officeooo:paragraph-rsid="00180de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fac1" officeooo:paragraph-rsid="0016fac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6fac1" officeooo:paragraph-rsid="00180def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9a19d" officeooo:paragraph-rsid="0019a19d" style:font-size-asian="14pt" style:font-weight-asian="bold" style:font-size-complex="14pt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4pt" officeooo:rsid="0016fac1" officeooo:paragraph-rsid="0016fac1" style:font-size-asian="14pt" style:font-size-complex="14pt"/>
    </style:style>
    <style:style style:name="T1" style:family="text">
      <style:text-properties officeooo:rsid="001ab407"/>
    </style:style>
    <style:style style:name="T2" style:family="text">
      <style:text-properties officeooo:rsid="00201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oft-page-break/>Министерство образования и науки Российской Федерации</text:p>
      <text:p text:style-name="P1"/>
      <text:p text:style-name="P5">ФЕДЕРАЛЬНОЕ ГОСУДАРСТВЕННОЕ БЮДЖЕТНОЕ</text:p>
      <text:p text:style-name="P5">ОБРАЗОВАТЕЛЬНОЕ УЧРЕЖДЕНИЕ</text:p>
      <text:p text:style-name="P5">ВЫСШЕГО ПРОФЕССИОНАЛЬНОГО ОБРАЗОВАНИЯ</text:p>
      <text:p text:style-name="P5">«САРАТОВСКИЙ ГОСУДАРСТВЕННЫЙ УНИВЕРСИТЕТ</text:p>
      <text:p text:style-name="P5">ИМЕНИ Н.Г. ЧЕРНЫШЕВСКОГО»</text:p>
      <text:p text:style-name="P1"/>
      <text:p text:style-name="P2"/>
      <text:p text:style-name="P6">Кафедра математической</text:p>
      <text:p text:style-name="P7">кибернетики и компьютерных наук</text:p>
      <text:p text:style-name="P3"/>
      <text:p text:style-name="P3"/>
      <text:p text:style-name="P3"/>
      <text:p text:style-name="P3"/>
      <text:p text:style-name="P3"></text:p>
      <text:p text:style-name="P9">НЕЙРОННЫЕ СЕТИ ХОПФИЛДА. КЛАССИЧЕСКИЙ И ЯДЕРНЫЙ ВАРИАНТЫ.</text:p>
      <text:p text:style-name="P1"/>
      <text:p text:style-name="P5">КУРСОВАЯ РАБОТА</text:p>
      <text:p text:style-name="P1"/>
      <text:p text:style-name="P1"/>
      <text:p text:style-name="P1"/>
      <text:p text:style-name="P1"/>
      <text:p text:style-name="P1"/>
      <text:p text:style-name="P1"/>
      <text:p text:style-name="P8">Студента <text:span text:style-name="T1">3</text:span> курса <text:span text:style-name="T1">3</text:span>51 группы</text:p>
      <text:p text:style-name="P8">направления 231000 — Программная инженерия</text:p>
      <text:p text:style-name="P8">факультета КНиИТ</text:p>
      <text:p text:style-name="P8">Тришкина Даниила Викторовича</text:p>
      <text:p text:style-name="P4"/>
      <text:p text:style-name="P4"/>
      <text:p text:style-name="P4"/>
      <text:p text:style-name="P4"/>
      <text:p text:style-name="P4"/>
      <text:p text:style-name="P8">Научный руководитель</text:p>
      <text:p text:style-name="P8">доцент, к. ф.-м. н. <text:tab/><text:tab/>______________________<text:tab/><text:tab/>А.С.Иванов</text:p>
      <text:p text:style-name="P8"/>
      <text:p text:style-name="P8"/>
      <text:p text:style-name="P8">Заведующий кафедрой</text:p>
      <text:p text:style-name="P8">к.ф.-м.н. <text:tab/><text:tab/><text:tab/><text:tab/>______________________<text:tab/><text:tab/>А. С. Иванов</text:p>
      <text:p text:style-name="P8"/>
      <text:p text:style-name="P8"/>
      <text:p text:style-name="P8"/>
      <text:p text:style-name="P8"/>
      <text:p text:style-name="P8"/>
      <text:p text:style-name="P8"/>
      <text:p text:style-name="P5">Саратов 201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58:17.223726266</meta:creation-date>
    <dc:date>2014-05-22T17:34:49.856174724</dc:date>
    <meta:editing-duration>PT10M18S</meta:editing-duration>
    <meta:editing-cycles>19</meta:editing-cycles>
    <meta:generator>LibreOffice/4.2.3.3$Linux_X86_64 LibreOffice_project/420m0$Build-3</meta:generator>
    <meta:document-statistic meta:table-count="0" meta:image-count="0" meta:object-count="0" meta:page-count="2" meta:paragraph-count="20" meta:word-count="66" meta:character-count="630" meta:non-whitespace-character-count="557"/>
  </office:meta>
</office:document-meta>
</file>